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6a7ba" officeooo:paragraph-rsid="00112975" style:font-weight-asian="bold" style:font-weight-complex="bold"/>
    </style:style>
    <style:style style:name="P2" style:family="paragraph" style:parent-style-name="Standard">
      <style:text-properties fo:font-style="italic" fo:font-weight="bold" officeooo:rsid="001db80f" officeooo:paragraph-rsid="0011297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1db80f" officeooo:paragraph-rsid="00112975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2975" officeooo:paragraph-rsid="0011297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2975" officeooo:paragraph-rsid="0011a0d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1a0d0" officeooo:paragraph-rsid="0011a0d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1a0d0" officeooo:paragraph-rsid="0011a0d0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2975" officeooo:paragraph-rsid="00112975" style:font-weight-asian="normal" style:font-weight-complex="normal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officeooo:rsid="00112975" officeooo:paragraph-rsid="0011a0d0" style:font-weight-asian="bold" style:font-weight-complex="bold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bold" officeooo:rsid="0011a0d0" officeooo:paragraph-rsid="0011a0d0" style:font-weight-asian="bold" style:font-weight-complex="bold"/>
    </style:style>
    <style:style style:name="P11" style:family="paragraph" style:parent-style-name="Standard" style:list-style-name="L1">
      <style:text-properties style:text-underline-style="none" fo:font-weight="bold" officeooo:rsid="0011a0d0" officeooo:paragraph-rsid="0011a0d0" style:font-weight-asian="bold" style:font-weight-complex="bold"/>
    </style:style>
    <style:style style:name="P12" style:family="paragraph" style:parent-style-name="Standard" style:list-style-name="L1">
      <style:text-properties style:text-underline-style="none" fo:font-weight="normal" officeooo:rsid="0011a0d0" officeooo:paragraph-rsid="0011a0d0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112975" officeooo:paragraph-rsid="00112975" style:font-weight-asian="normal" style:font-weight-complex="normal"/>
    </style:style>
    <style:style style:name="P14" style:family="paragraph" style:parent-style-name="Standard" style:list-style-name="L2">
      <style:text-properties fo:font-style="normal" style:text-underline-style="solid" style:text-underline-width="auto" style:text-underline-color="font-color" fo:font-weight="normal" officeooo:rsid="0011a0d0" officeooo:paragraph-rsid="0011a0d0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style:text-underline-style="none" fo:font-weight="normal" officeooo:rsid="0011a0d0" officeooo:paragraph-rsid="0011a0d0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975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officeooo:rsid="00112975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1a0d0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March</text:span> <text:span text:style-name="T4">2025</text:span><text:span text:style-name="T1"> </text:span>LILUG Meeting</text:p>
      <text:p text:style-name="P2"><text:span text:style-name="T2">March</text:span><text:span text:style-name="T1"> 1</text:span><text:span text:style-name="T2">1</text:span><text:span text:style-name="T3">th</text:span><text:span text:style-name="T1">, 2025, Digital Ballpark</text:span></text:p>
      <text:p text:style-name="P3">Pace-notes by Chris Trimble</text:p>
      <text:p text:style-name="P1"><text:span text:style-name="T1"/></text:p>
      <text:p text:style-name="P7">News</text:p>
      <text:list text:style-name="L1">
        <text:list-item>
          <text:p text:style-name="P12">Android is getting a native terminal app</text:p>
          <text:list>
            <text:list-item>
              <text:p text:style-name="P11"><text:a xlink:type="simple" xlink:href="https://news.itsfoss.com/google-android-linux-terminal-rollout/" text:style-name="Internet_20_link" text:visited-style-name="Visited_20_Internet_20_Link"><text:span text:style-name="T1">https://news.itsfoss.com/google-android-linux-terminal-rollout/</text:span></text:a></text:p>
            </text:list-item>
          </text:list>
        </text:list-item>
      </text:list>
      <text:p text:style-name="P4"><text:span text:style-name="T1"/></text:p>
      <text:p text:style-name="P8">Kreativo 3D Printing</text:p>
      <text:p text:style-name="P4"><text:span text:style-name="T1"/></text:p>
      <text:list text:style-name="L2">
        <text:list-item>
          <text:p text:style-name="P13">AI driven mobile app using prompts to design products</text:p>
          <text:list>
            <text:list-item>
              <text:p text:style-name="P13">Designs can be shipped to the user, printed from NY</text:p>
              <text:list>
                <text:list-item>
                  <text:p text:style-name="P13">Company is considering franchising print operations, similar to drivers in Uber</text:p>
                </text:list-item>
                <text:list-item>
                  <text:p text:style-name="P13">commission based printing based on the size</text:p>
                </text:list-item>
              </text:list>
            </text:list-item>
          </text:list>
        </text:list-item>
      </text:list>
      <text:p text:style-name="P4"><text:span text:style-name="T5"/></text:p>
      <text:list text:continue-numbering="true" text:style-name="L2">
        <text:list-item>
          <text:list>
            <text:list-item>
              <text:p text:style-name="P13">Some moderation on designs but lots of possibilities</text:p>
            </text:list-item>
            <text:list-item>
              <text:p text:style-name="P13">Alternative to 3D design software</text:p>
            </text:list-item>
            <text:list-item>
              <text:p text:style-name="P9"><text:span text:style-name="T5">Current size limit is 256mm^2, </text:span><text:span text:style-name="T6">as this is the size limit of the 12 printers currently used by the main print lab</text:span></text:p>
            </text:list-item>
          </text:list>
        </text:list-item>
      </text:list>
      <text:p text:style-name="P5"><text:span text:style-name="T5"/></text:p>
      <text:list text:continue-numbering="true" text:style-name="L2">
        <text:list-item>
          <text:p text:style-name="P14">Discussion:</text:p>
          <text:list>
            <text:list-item>
              <text:p text:style-name="P15">Challenges in different printers or settings</text:p>
              <text:list>
                <text:list-item>
                  <text:p text:style-name="P15">Licenses and copyrighted material</text:p>
                </text:list-item>
                <text:list-item>
                  <text:p text:style-name="P15">Who owns the design</text:p>
                </text:list-item>
              </text:list>
            </text:list-item>
          </text:list>
        </text:list-item>
      </text:list>
      <text:p text:style-name="P6"><text:span text:style-name="T7"/></text:p>
      <text:list text:continue-numbering="true" text:style-name="L2">
        <text:list-item>
          <text:list>
            <text:list-item>
              <text:p text:style-name="P15">Current stage of development</text:p>
              <text:list>
                <text:list-item>
                  <text:p text:style-name="P15">Selling products locally, incubating</text:p>
                </text:list-item>
              </text:list>
            </text:list-item>
          </text:list>
        </text:list-item>
      </text:list>
      <text:p text:style-name="P6"><text:span text:style-name="T7"/></text:p>
      <text:list text:continue-numbering="true" text:style-name="L2">
        <text:list-item>
          <text:p text:style-name="P14">Back-end:</text:p>
          <text:list>
            <text:list-item>
              <text:p text:style-name="P15">API calls to other AI systems and then interfaces with AWS for web delivery</text:p>
            </text:list-item>
          </text:list>
        </text:list-item>
      </text:list>
      <text:p text:style-name="P6"><text:span text:style-name="T7"/></text:p>
      <text:list text:continue-numbering="true" text:style-name="L2">
        <text:list-item>
          <text:p text:style-name="P14">Contact:</text:p>
          <text:list>
            <text:list-item>
              <text:p text:style-name="P10"><text:a xlink:type="simple" xlink:href="https://kreativo.io/" text:style-name="Internet_20_link" text:visited-style-name="Visited_20_Internet_20_Link"><text:span text:style-name="T7">https://kreativo.io</text:span></text:a></text:p>
            </text:list-item>
            <text:list-item>
              <text:p text:style-name="P10"><text:a xlink:type="simple" xlink:href="https://kreativolab.com/" text:style-name="Internet_20_link" text:visited-style-name="Visited_20_Internet_20_Link"><text:span text:style-name="T7">https://kreativolab.com</text:span></text:a></text:p>
            </text:list-item>
            <text:list-item>
              <text:p text:style-name="P10"><text:a xlink:type="simple" xlink:href="mailto:jaan@kreativo.io" text:style-name="Internet_20_link" text:visited-style-name="Visited_20_Internet_20_Link"><text:span text:style-name="T7">jaan@kreativo.io</text:span></text:a></text:p>
            </text:list-item>
          </text:list>
        </text:list-item>
      </text:list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0:39:23.836362826</meta:creation-date>
    <dc:date>2025-03-11T21:03:52.778153279</dc:date>
    <meta:editing-duration>PT5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6" meta:word-count="160" meta:character-count="977" meta:non-whitespace-character-count="864"/>
  </office:meta>
</office:document-meta>
</file>